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Gotham Bold1" svg:font-family="'Gotham Bold'" style:font-pitch="variable"/>
    <style:font-face style:name="Arial" svg:font-family="Arial" style:font-family-generic="roman" style:font-pitch="variable"/>
    <style:font-face style:name="Gotham Bold"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Lato1" fo:font-size="14pt" style:font-size-asian="14pt" style:font-size-complex="14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Gotham Light" fo:font-size="11pt" fo:language="fr" fo:country="FR" style:font-size-asian="11pt" style:language-asian="zh" style:country-asian="CN" style:font-size-complex="11pt" style:language-complex="hi" style:country-complex="IN"/>
    </style:style>
    <style:style style:name="P4" style:family="paragraph" style:parent-style-name="Text_20_body">
      <style:paragraph-properties fo:text-align="justify" style:justify-single-word="false"/>
      <style:text-properties style:font-name="Lato1" fo:font-size="14pt" fo:language="fr" fo:country="FR" style:font-size-asian="14pt" style:language-asian="zh" style:country-asian="CN" style:font-size-complex="14pt" style:language-complex="hi" style:country-complex="IN"/>
    </style:style>
    <style:style style:name="P5" style:family="paragraph" style:parent-style-name="Text_20_body">
      <style:paragraph-properties fo:text-align="justify" style:justify-single-word="false"/>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text-align="justify" style:justify-single-word="false"/>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text-align="justify" style:justify-single-word="false"/>
      <style:text-properties fo:color="#00000a" style:font-name="Lato1" fo:font-size="14pt" fo:language="fr" fo:country="FR" style:font-name-asian="Lucida Sans Unicode" style:font-size-asian="14pt" style:language-asian="zh" style:country-asian="CN" style:font-name-complex="Noto Sans Devanagari" style:font-size-complex="14pt" style:language-complex="hi" style:country-complex="IN"/>
    </style:style>
    <style:style style:name="P9" style:family="paragraph" style:parent-style-name="Text_20_body">
      <style:paragraph-properties fo:text-align="justify" style:justify-single-word="false"/>
      <style:text-properties fo:color="#00000a" style:font-name="Lato1" fo:font-size="14pt" fo:language="fr" fo:country="FR" style:text-underline-style="none" style:font-name-asian="Lucida Sans Unicode" style:font-size-asian="14pt" style:language-asian="zh" style:country-asian="CN" style:font-name-complex="Noto Sans Devanagari" style:font-size-complex="14pt" style:language-complex="hi" style:country-complex="IN"/>
    </style:style>
    <style:style style:name="P10" style:family="paragraph" style:parent-style-name="Text_20_body">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text-align="justify" style:justify-single-word="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13" style:family="paragraph" style:parent-style-name="Text_20_body">
      <style:paragraph-properties fo:text-align="justify" style:justify-single-word="false"/>
      <style:text-properties fo:color="#438299" style:font-name="Gotham Bold" fo:font-size="11pt" fo:language="fr" fo:country="FR" style:text-underline-style="none"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14" style:family="paragraph" style:parent-style-name="Text_20_body">
      <style:paragraph-properties fo:margin-top="0cm" fo:margin-bottom="0.247cm" loext:contextual-spacing="false"/>
    </style:style>
    <style:style style:name="P15" style:family="paragraph" style:parent-style-name="Text_20_body">
      <style:paragraph-properties fo:margin-top="0cm" fo:margin-bottom="0.247cm" loext:contextual-spacing="false" fo:text-align="justify" style:justify-single-word="false"/>
    </style:style>
    <style:style style:name="P16"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margin-top="0cm" fo:margin-bottom="0.247cm" loext:contextual-spacing="false" fo:text-align="justify" style:justify-single-word="false"/>
      <style:text-properties fo:color="#00000a" style:font-name="Lato1" fo:font-size="14pt" fo:language="fr" fo:country="FR" style:font-name-asian="Lucida Sans Unicode" style:font-size-asian="14pt" style:language-asian="zh" style:country-asian="CN" style:font-name-complex="Noto Sans Devanagari" style:font-size-complex="14pt" style:language-complex="hi" style:country-complex="IN"/>
    </style:style>
    <style:style style:name="P19" style:family="paragraph" style:parent-style-name="Text_20_body">
      <style:paragraph-properties fo:margin-top="0cm" fo:margin-bottom="0.247cm" loext:contextual-spacing="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margin-top="0cm" fo:margin-bottom="0.247cm" loext:contextual-spacing="false"/>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22" style:family="paragraph" style:parent-style-name="Text_20_body">
      <style:paragraph-properties fo:margin-top="0cm" fo:margin-bottom="0.247cm" loext:contextual-spacing="false"/>
      <style:text-properties fo:color="#00000a" style:font-name="Gotham Bold1" fo:font-size="11pt" fo:language="en" fo:country="IE" fo:font-weight="normal" style:font-name-asian="Lucida Sans Unicode" style:font-size-asian="11pt" style:language-asian="zh" style:country-asian="CN" style:font-weight-asian="normal" style:font-name-complex="Noto Sans Devanagari" style:font-size-complex="12pt" style:language-complex="hi" style:country-complex="IN"/>
    </style:style>
    <style:style style:name="P23" style:family="paragraph" style:parent-style-name="Text_20_body">
      <style:paragraph-properties fo:margin-top="0cm" fo:margin-bottom="0.247cm" loext:contextual-spacing="false"/>
      <style:text-properties style:font-name="Lato1" fo:font-size="14pt" style:font-size-asian="14pt" style:font-size-complex="14pt"/>
    </style:style>
    <style:style style:name="P24" style:family="paragraph" style:parent-style-name="Text_20_body">
      <style:paragraph-properties fo:margin-top="0cm" fo:margin-bottom="0.247cm" loext:contextual-spacing="false"/>
      <style:text-properties fo:font-size="14pt" style:font-size-asian="14pt" style:font-size-complex="14pt"/>
    </style:style>
    <style:style style:name="P25" style:family="paragraph" style:parent-style-name="Text_20_body">
      <style:paragraph-properties fo:margin-top="0cm" fo:margin-bottom="0.247cm" loext:contextual-spacing="false"/>
      <style:text-properties style:font-name="Gotham Light" fo:font-size="12pt" style:font-size-asian="12pt" style:font-size-complex="12pt"/>
    </style:style>
    <style:style style:name="P26" style:family="paragraph" style:parent-style-name="Text_20_body">
      <style:paragraph-properties fo:margin-top="0cm" fo:margin-bottom="0.247cm" loext:contextual-spacing="false" fo:text-align="justify" style:justify-single-word="false"/>
      <style:text-properties fo:color="#438299" style:font-name="Gotham Bold" fo:font-size="11pt" fo:language="fr" fo:country="FR" style:text-underline-style="none"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7" style:family="paragraph" style:parent-style-name="Text_20_body">
      <style:paragraph-properties fo:margin-top="0cm" fo:margin-bottom="0.247cm" loext:contextual-spacing="false"/>
      <style:text-properties fo:color="#438299" style:font-name="Gotham Bold" fo:font-size="11pt" fo:language="fr" fo:country="FR" style:text-underline-style="none" fo:font-weight="normal" officeooo:rsid="0014fa1a"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8" style:family="paragraph" style:parent-style-name="Text_20_body">
      <style:paragraph-properties fo:margin-top="0cm" fo:margin-bottom="0.247cm" loext:contextual-spacing="false"/>
      <style:text-properties style:font-name="Gotham Bold1"/>
    </style:style>
    <style:style style:name="P29" style:family="paragraph" style:parent-style-name="Table_20_Contents">
      <style:text-properties style:font-name="Gotham Light" fo:font-size="12pt" style:font-size-asian="12pt" style:font-size-complex="12pt"/>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style:text-properties style:font-name="Lato1"/>
    </style:style>
    <style:style style:name="P32" style:family="paragraph" style:parent-style-name="Heading_20_1">
      <style:paragraph-properties fo:text-align="justify" style:justify-single-word="false" fo:break-before="page"/>
    </style:style>
    <style:style style:name="P33" style:family="paragraph" style:parent-style-name="Text_20_body">
      <style:paragraph-properties fo:text-align="justify" style:justify-single-word="false"/>
      <style:text-properties fo:font-size="11pt" fo:language="fr" fo:country="FR" style:font-size-asian="11pt" style:language-asian="zh" style:country-asian="CN" style:font-size-complex="11pt" style:language-complex="hi" style:country-complex="IN"/>
    </style:style>
    <style:style style:name="P34" style:family="paragraph" style:parent-style-name="Text_20_body">
      <style:paragraph-properties fo:text-align="justify" style:justify-single-word="false"/>
      <style:text-properties fo:color="#438299" style:font-name="Gotham Bold" fo:font-size="11pt" fo:language="fr" fo:country="FR" fo:font-weight="normal" style:font-size-asian="11pt" style:language-asian="zh" style:country-asian="CN" style:font-weight-asian="normal" style:font-size-complex="11pt" style:language-complex="hi" style:country-complex="IN" style:font-weight-complex="normal"/>
    </style:style>
    <style:style style:name="P35" style:family="paragraph" style:parent-style-name="Text_20_body">
      <style:paragraph-properties fo:text-align="justify" style:justify-single-word="false"/>
      <style:text-properties fo:color="#438299" style:font-name="Gotham Bold"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36" style:family="paragraph" style:parent-style-name="Text_20_body">
      <style:paragraph-properties fo:text-align="justify" style:justify-single-word="false"/>
      <style:text-properties fo:color="#438299" style:font-name="Gotham Bold" fo:font-size="11pt" fo:language="fr" fo:country="FR" style:text-underline-style="none"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37" style:family="paragraph" style:parent-style-name="Text_20_body">
      <style:paragraph-properties fo:text-align="justify" style:justify-single-word="false"/>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text-align="justify" style:justify-single-word="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list-style-name="WWNum1">
      <style:paragraph-properties fo:text-align="justify" style:justify-single-word="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text-align="justify" style:justify-single-word="false"/>
      <style:text-properties fo:color="#438299" style:font-name="Gotham Bold"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1" style:family="paragraph" style:parent-style-name="Text_20_body">
      <style:paragraph-properties fo:margin-top="0cm" fo:margin-bottom="0.247cm" loext:contextual-spacing="false" fo:text-align="justify" style:justify-single-word="false"/>
      <style:text-properties fo:color="#438299" style:font-name="Gotham Bold" fo:font-size="11pt" fo:language="fr" fo:country="FR" style:text-underline-style="none"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2" style:family="paragraph" style:parent-style-name="Text_20_body">
      <style:paragraph-properties fo:margin-top="0cm" fo:margin-bottom="0.247cm" loext:contextual-spacing="false" fo:text-align="justify" style:justify-single-word="false"/>
      <style:text-properties fo:color="#438299" style:font-name="Gotham Bold"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text-align="justify" style:justify-single-word="false"/>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list-style-name="WWNum2">
      <style:paragraph-properties fo:margin-top="0cm" fo:margin-bottom="0.247cm" loext:contextual-spacing="false"/>
    </style:style>
    <style:style style:name="P47" style:family="paragraph" style:parent-style-name="Text_20_body" style:list-style-name="WWNum3">
      <style:paragraph-properties fo:margin-top="0cm" fo:margin-bottom="0.247cm" loext:contextual-spacing="false"/>
    </style:style>
    <style:style style:name="P48" style:family="paragraph" style:parent-style-name="Text_20_body" style:list-style-name="WWNum4">
      <style:paragraph-properties fo:margin-top="0cm" fo:margin-bottom="0.247cm" loext:contextual-spacing="false"/>
    </style:style>
    <style:style style:name="P49" style:family="paragraph" style:parent-style-name="Heading_20_1">
      <style:paragraph-properties fo:text-align="justify" style:justify-single-word="false" fo:break-before="page"/>
      <style:text-properties fo:color="#ffffff" style:font-name="Lato1" fo:font-size="18pt" style:font-size-asian="18pt" style:font-size-complex="18pt"/>
    </style:style>
    <style:style style:name="P50" style:family="paragraph" style:parent-style-name="Heading_20_1">
      <style:paragraph-properties fo:text-align="justify" style:justify-single-word="false" fo:break-before="page"/>
      <style:text-properties fo:color="#ffffff" style:font-name="Lato1" fo:font-size="18pt" fo:language="en" fo:country="IE" style:font-name-asian="Lucida Sans Unicode" style:font-size-asian="18pt" style:language-asian="zh" style:country-asian="CN" style:font-name-complex="Noto Sans Devanagari" style:font-size-complex="18pt" style:language-complex="hi" style:country-complex="IN"/>
    </style:style>
    <style:style style:name="P51" style:family="paragraph" style:parent-style-name="Heading_20_1">
      <style:paragraph-properties fo:break-before="page"/>
      <style:text-properties fo:color="#ffffff" fo:font-size="18pt" style:font-size-asian="18pt" style:font-size-complex="18pt"/>
    </style:style>
    <style:style style:name="P52" style:family="paragraph" style:parent-style-name="Heading_20_1">
      <style:paragraph-properties fo:text-align="justify" style:justify-single-word="false"/>
      <style:text-properties fo:color="#ffffff" style:font-name="Lato1" fo:font-size="18pt" fo:language="en" fo:country="IE" style:font-name-asian="Lucida Sans Unicode" style:font-size-asian="18pt" style:language-asian="zh" style:country-asian="CN" style:font-name-complex="Noto Sans Devanagari" style:font-size-complex="18pt" style:language-complex="hi" style:country-complex="IN"/>
    </style:style>
    <style:style style:name="P53" style:family="paragraph" style:parent-style-name="Heading_20_1">
      <style:paragraph-properties fo:text-align="justify" style:justify-single-word="false"/>
      <style:text-properties fo:color="#ffffff" style:font-name="Lato1" fo:font-size="18pt" style:font-size-asian="18pt" style:font-size-complex="18pt"/>
    </style:style>
    <style:style style:name="P54" style:family="paragraph" style:parent-style-name="Heading_20_1">
      <style:paragraph-properties fo:margin-top="0cm" fo:margin-bottom="0.247cm" loext:contextual-spacing="false" fo:text-align="justify" style:justify-single-word="false"/>
      <style:text-properties fo:color="#ffffff" style:font-name="Lato1" fo:font-size="18pt" fo:language="fr" fo:country="FR" style:font-name-asian="Lucida Sans Unicode" style:font-size-asian="18pt" style:language-asian="zh" style:country-asian="CN" style:font-name-complex="Noto Sans Devanagari" style:font-size-complex="18pt" style:language-complex="hi" style:country-complex="IN"/>
    </style:style>
    <style:style style:name="P55" style:family="paragraph" style:parent-style-name="Table_20_Contents">
      <style:paragraph-properties fo:text-align="center" style:justify-single-word="false"/>
      <style:text-properties style:font-name="Gotham Light" fo:font-size="12pt" style:font-size-asian="12pt" style:font-size-complex="12pt"/>
    </style:style>
    <style:style style:name="P56" style:family="paragraph" style:parent-style-name="Heading_20_2">
      <style:paragraph-properties fo:text-align="justify" style:justify-single-word="false"/>
      <style:text-properties style:font-name="Lato1" fo:font-size="13pt" style:font-size-asian="13pt" style:font-size-complex="13pt"/>
    </style:style>
    <style:style style:name="P57" style:family="paragraph" style:parent-style-name="Heading_20_2">
      <style:text-properties fo:color="#00000a" style:font-name="Lato1" fo:font-size="13pt" fo:language="en" fo:country="IE" style:font-name-asian="Lucida Sans Unicode" style:font-size-asian="13pt" style:language-asian="zh" style:country-asian="CN" style:font-name-complex="Noto Sans Devanagari" style:font-size-complex="13pt" style:language-complex="hi" style:country-complex="IN"/>
    </style:style>
    <style:style style:name="P58" style:family="paragraph" style:parent-style-name="Standard" style:master-page-name="Standard">
      <style:paragraph-properties fo:text-align="center" style:justify-single-word="false" style:page-number="auto"/>
      <style:text-properties style:font-name="Lato1" fo:font-size="14pt" style:font-size-asian="14pt" style:font-size-complex="14pt"/>
    </style:style>
    <style:style style:name="P59" style:family="paragraph">
      <loext:graphic-properties draw:fill="solid" draw:fill-color="#4e97b2"/>
      <style:paragraph-properties fo:text-align="start"/>
      <style:text-properties fo:font-size="18pt"/>
    </style:style>
    <style:style style:name="T1" style:family="text">
      <style:text-properties fo:color="#ffffff" style:font-name="Lato1" fo:font-size="18pt" style:font-size-asian="18pt" style:font-size-complex="18pt"/>
    </style:style>
    <style:style style:name="T2" style:family="text">
      <style:text-properties fo:font-size="11pt" fo:language="fr" fo:country="FR" style:font-size-asian="11pt" style:language-asian="zh" style:country-asian="CN" style:font-size-complex="11pt" style:language-complex="hi" style:country-complex="IN"/>
    </style:style>
    <style:style style:name="T3"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4" style:family="text">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T5" style:family="text">
      <style:text-properties officeooo:rsid="0014fa1a"/>
    </style:style>
    <style:style style:name="T6" style:family="text">
      <style:text-properties fo:font-weight="normal" style:font-weight-asian="normal" style:font-weight-complex="normal"/>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Guide pour la vie à l’école à destination des élèves</text:p>
      <text:p text:style-name="P1"/>
      <text:p text:style-name="P1"/>
      <text:p text:style-name="P49"><draw:custom-shape text:anchor-type="paragraph" draw:z-index="0"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30"/>
      <text:p text:style-name="P33">Cher lecteur,</text:p>
      <text:p text:style-name="P33">Merci beaucoup pour avoir pris le temps de lire notre guide à destination des élèves avec autisme.</text:p>
      <text:p text:style-name="P33">En temps que personne avec un Syndrome d’Asperger, je sais que l’école est à la fois un environnement dans lequel nous pouvons apprenons beaucoup tant sur le plan académique que social mais je sais également que c’est aussi environnement difficile pour les personnes avec autisme.</text:p>
      <text:p text:style-name="P33">Le dialogue entre les enseignants, vous et vos parents est essentiel pour réussir l’année scolaire. Nous avons écrit ce guide dans l’espoir que tous ensemble puissiez trouver des moyens vous permettant d’atteindre votre plein potentiel à l’école. </text:p>
      <text:p text:style-name="P33">Nous n’avons pas les réponses à tout, mais nous espérons que ce guide alimente les conversations et créé une meilleure sensibilisation.</text:p>
      <text:p text:style-name="P3"/>
      <text:p text:style-name="P33">Merci beaucoup et bon courage pour cette nouvelle année scolaire</text:p>
      <text:p text:style-name="P3"/>
      <text:p text:style-name="P49"><draw:custom-shape text:anchor-type="paragraph" draw:z-index="1"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s</text:p>
      <text:p text:style-name="P4"/>
      <text:p text:style-name="P4"/>
      <text:p text:style-name="P33">Reprendre l’école après les vacances peut être stressant. Vous vous êtes habitué à la routine des vacances ou vous trouvez les années précédentes difficiles. Bref, retourner à l’école ne vous enchante pas.</text:p>
      <text:p text:style-name="P33">Cependant avec une bonne préparation et un esprit positif, vous pouvez tirez parti au mieux de l’école. Peu de personnes aiment aller à l’école mais c’est pourtant quelque chose d’obligatoire. Voici quelques conseils pour faire de l’école un moment le moins stressant possible.</text:p>
      <text:p text:style-name="P3"/>
      <text:p text:style-name="P33">Voici quelque conseils pour vous préparer à reprendre l’école :</text:p>
      <text:p text:style-name="P3"/>
      <text:section text:style-name="Sect1" text:name="TextSection">
        <text:p text:style-name="P34">Rétablissez la routine</text:p>
        <text:p text:style-name="P33">Dans les semaines qui précédent la reprise de l’école, rétablissez la routine que vous suivez habituellement. Allez au lit tôt et levez vous de bonne heure. Aussi étrange que cela puisse paraître, vous aurez besoin d’énergie pour faire face à la nouvelle année scolaire et aux changements associés.</text:p>
        <text:p text:style-name="P3"/>
        <text:p text:style-name="P35">Révisez les compétences de base</text:p>
        <text:p text:style-name="P33">Pendant les vacances d’été, certaines compétences peuvent s’oublier. De quand date la dernière fois où vous avez écrit avec un stylo ? De quand date votre dernière date limite pour rendre un travail ? Ce sont des compétences essentielles pour l’école et que nous pouvons trouver difficile. Exercez-vous avant de reprendre l’école</text:p>
        <text:p text:style-name="P3"/>
        <text:p text:style-name="P35">Soyez organisés</text:p>
        <text:p text:style-name="P33">La désorganisation génère du stress. Profitez de la période avant la reprise des cours pour remettre vos notes en ordre et lister ce que vous avez besoin pour la classe.</text:p>
        <text:p text:style-name="P3"/>
        <text:p text:style-name="P35">Gérez l’anxiété</text:p>
        <text:p text:style-name="P33">Il se peut que vous avez mal vécu l’an passé à l’école ou bien vous pouvez avoir peur de l’inconnu pour cette nouvelle année. L’idée de retourner à l’école vous rend anxieux. Il peut être difficile de demander de l’aide ou d’expliquer comment vous vous sentez. Pourtant, cela est essentiel pour obtenir l’aide dont vous avez besoin. Pourquoi ne pas faire une liste des choses qui vous préoccupent que vos parents liront si vous ne pouvez pas en parler ? Ou pourquoi ne pas lister les choses que vous appréciez à l’école, des choses que vous n’aimez pas et que vous voulez voir changer.</text:p>
        <text:p text:style-name="P3"/>
        <text:p text:style-name="P35">Restez occupé</text:p>
        <text:p text:style-name="P33">Si vous vous inquiétez pour la rentrée, il est important de rester occupé pour ne pas que ces préoccupation ne prennent trop de place. Pourquoi ne pas profiter des derniers jours de vacances pour faire les choses que vous aimez faire ?</text:p>
      </text:section>
      <text:section text:style-name="Sect2" text:name="Section1">
        <text:p text:style-name="P50"><draw:custom-shape text:anchor-type="paragraph" draw:z-index="2"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Faire face au changements</text:p>
        <text:p text:style-name="P4"/>
        <text:p text:style-name="P4"/>
        <text:p text:style-name="P33">Le début de l’année peut être difficile à cause des nombreux changements. Nouveaux enseignants, nouvelle classe, nouveaux élèves, nouveaux cours et nouvelle routine. Bien que cela puisse faire peur, avec un peu de préparation, vous devriez y arriver. Cela peut également être l’occasion de prendre un nouveau départ et faire en sorte que les choses qui n’ont pas fonctionné les années passées se passent mieux.</text:p>
        <text:p text:style-name="P3"/>
        <text:p text:style-name="P33">Voici quelques conseils pour faire face au changement :</text:p>
        <text:p text:style-name="P3"/>
      </text:section>
      <text:section text:style-name="Sect1" text:name="Section2">
        <text:p text:style-name="P35">Préparez-vous</text:p>
        <text:p text:style-name="P33">La préparation est quelque chose d’important. Il est difficile de débarquer dans un environnement inconnu. Parlez-en à vos parents et à votre école. Demandez si vous aurez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à vos parents avant que ceux-ci ne se produisent.</text:p>
        <text:p text:style-name="P3"/>
        <text:p text:style-name="P35">Gérez les changements</text:p>
        <text:p text:style-name="P33">Si les changements sont difficiles, faite des étapes lorsque cela est possible. Par exemple si la charge de travail augmente significativement, vous pouvez par exemple travailler une heure de plus le soir même puis augmenter le temps de travail supplémentaire au fur et à mesure. Votre école peut peut-être vous aider à gérer cela et à faire des transitions plus douces. De même, s’il y a trop de changements à l’école, essayer de ne pas faire de changements à la maison pour ne pas que cela fasse trop à supporter.</text:p>
        <text:p text:style-name="P3"/>
        <text:p text:style-name="P35">Activités</text:p>
        <text:p text:style-name="P33">Si vous êtes stressé à l’école, ne gardez pas toute l’angoisse en vous. Faites des activités après l’école qui peuvent vous aider à dé-stresser et à gérer votre stress. Vous pouvez par exemple faire de l’exercice, parler à quelqu’un, écrire ou faire une sieste.</text:p>
        <text:p text:style-name="P3"/>
        <text:p text:style-name="P35">Éduquez</text:p>
        <text:p text:style-name="P33">N’oubliez pas que les changements apportent toujours quelque chose de positif, même si cela semble invisible en premier lieu. Si vous arrivez dans une nouvelle école, essayez de sensibiliser les enseignants à l’autisme afin qu’ils vous comprennent mieux et puissent trouver les meilleures approches pour vous aider à l’école.</text:p>
        <text:p text:style-name="P3"/>
        <text:p text:style-name="P35">Que va-t-il se passer ?</text:p>
        <text:p text:style-name="P33">La partie qui fait le plus peur est de ne pas savoir ce qui va se passer.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2" text:name="Section3">
        <text:p text:style-name="P52"/>
        <text:p text:style-name="P50">3. Difficultés en classe</text:p>
        <text:p text:style-name="P4"><draw:custom-shape text:anchor-type="paragraph" draw:z-index="12"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33">Les salles de classe sont un environnement très difficile. Il peut être difficile de rester assis, de se concentrer et de rester calme. Toutefois, avec quelques conseils et avec un peu d’aide de vos parents et de vos enseignants, cela peut devenir plus facile.</text:p>
        <text:p text:style-name="P3"/>
        <text:p text:style-name="P33">Voici quelques conseils pour supporter l’environnement des salles de classe :</text:p>
        <text:p text:style-name="P3"/>
      </text:section>
      <text:section text:style-name="Sect1" text:name="Section4">
        <text:p text:style-name="P35">Sens</text:p>
        <text:p text:style-name="P33">Les salles de classes sont souvent des environnements bruyants et remplis de monde. Certaines fois, il peut y avoir des bruits insupportables comme le bruit de la craie sur le tableau, de gens qui font des bruits divers et variés, …. Si cela devient trop insupportable, peut-être que vous pouvez demander à sortir de la classe pour une minute ou deux. Peut-être que votre école a une pièce plus calme dans laquelle vous pouvez vous ressourcer. Peut-être que vous mettez vos mains sur vos oreilles. Dans ce cas votre enseignant a besoin de savoir pourquoi vous faites cela. Vous pouvez également discuter avec vos professeurs pour réduire le niveau sonore de la classe.</text:p>
        <text:p text:style-name="P3"/>
        <text:p text:style-name="P35">Concentration</text:p>
        <text:p text:style-name="P33">Tout le monde a eu du mal à se concentrer à un moment ou à un autre.</text:p>
        <text:p text:style-name="P33">Peut-être qu’en classe vous avez du mal à vous concentrer car vous êtes préoccupé par quelque chose qui vous inquiète. Peut-être que vous êtes tellement absorbé par vos pensées que vous n’êtes plus concentré sur le cours. La concentration est un élément essentiel des apprentissages et cela vaut la peine de déployer des efforts pour tenter de l’améliorer.</text:p>
        <text:p text:style-name="P33">- Qu’est-ce qui vous distrait ou vous déconcentre ? Si vous savez répondre à cette question, vous pouvez travailler avec vos parents et votre école pour trouver des solutions.</text:p>
        <text:p text:style-name="P33">- Est-ce que faire de l’exercice vous aide ? Si faire de l’exercice avant de partir à l’école vous aide à vous concentrer, essayez d’intégrer cela dans votre routine.</text:p>
        <text:p text:style-name="P33">- Anxiété : Quand nous sommes stressé, il est plus dur de se concentrer. Arrivez-vous à laisser ce qui vous préoccupe de côté ? Pouvez-vous les écrire et y revenir plus tard ? Avez-vous, les jours de fort stress, besoin d’un peu de temps pour laisser toutes ces choses de côté et focaliser sur le cours ?</text:p>
        <text:p text:style-name="P33">- Prise de note:Si la concentration est difficile, assurez-vous d’écrire tout le cours. Vous pourrez de cette façon le reprendre à tête reposée chez vous.</text:p>
        <text:p text:style-name="P33">- Être pris dans une tâche : Trouvez-vous plus facile de vous concentrer sur un travail à faire plutôt que pendant les moments de simple écoute ? Est-ce utile si le professeur vous pose régulièrement des questions afin de maintenir votre attention ?</text:p>
        <text:p text:style-name="P3"/>
        <text:p text:style-name="P35">Rester assis</text:p>
        <text:p text:style-name="P33">Si vous êtes une personne qui aime bouger, rester assis en classe peut être difficile. Peut être qu’une balle antistress peut vous aider à rester assis. N’hésitez pas à demander à aller faire un tour dans les couloirs entre les cours.</text:p>
        <text:p text:style-name="P3"/>
        <text:p text:style-name="P35">Aspects sociaux</text:p>
        <text:p text:style-name="P2"><text:span text:style-name="T2">L’aspect social des salles de classe peut être difficile. Vous pouvez trouver les autres personnes déstabilisantes ou vous pouvez trouver le travail en groupe difficile. Il peut être également difficile de se concentrer quand les gens assis près de vous discutent pendant le cours. Il est </text:span><text:soft-page-break/><text:span text:style-name="T2">important de ne pas faire ressurgir cette frustration sur les autres élèves et de faire de son mieux dans les travaux de groupe. Peut-être que si vous expliquez à vos enseignants en quoi l’environnement de la classe est stressant, il vous installera à une table où il est plus facile pour vous de vous concentrer ou bien il vous mettra dans un groupe de personnes avec qui vous pourrez mieux travailler.</text:span></text:p>
        <text:p text:style-name="P3"/>
        <text:p text:style-name="P35">Suivre le rythme</text:p>
        <text:p text:style-name="P33">L’année scolaire est courte et le programme est long. Il est souvent difficile pour les enseignants de terminer le programme en temps et en heure et par conséquent ils se mettent à avancer plus rapidement. Si le rythme devient trop soutenu, une bonne méthode est d’écrire tout de façon à pouvoir reprendre le cours ou l’exercice au calme à la maison. N’hésitez pas à demander au professeur de répéter quelque chose que vous n’avez pas compris.</text:p>
        <text:p text:style-name="P3"/>
        <text:p text:style-name="P35">Comportement</text:p>
        <text:p text:style-name="P33">Il y a un certain comportement attendu en classe (lever la main, ne pas contredire le professeur). Il est également important de gérer la frustration que vous pouvez avoir en classe. Certaines situations peuvent facilement passer d’un léger désagrément à une confrontation avec l’enseignant ou un autre élève si vous perdez votre calme et votre patience. Si vous êtes contrarié ou énervé, discutez en début d’année d’un signal afin que vos enseignants vous laisse sortir de la classe pour vous calmer. N’essayez pas de résoudre les problèmes quand vous êtes énervé. </text:p>
        <text:p text:style-name="P3"/>
        <text:p text:style-name="P35">Routine / Planification</text:p>
        <text:p text:style-name="P37">Avoir une structure est important pour de nombreuses personnes. Les changements peuvent générer de l’inquiétude et du stress. Si avoir une journée bien planifiée est important pour vous, discutez en avec vos enseignants. Ils pourront peut être vous prévenir à l’avance de certains changements.</text:p>
        <text:p text:style-name="P5"/>
        <text:p text:style-name="P5"/>
        <text:p text:style-name="P35">Travail</text:p>
        <text:p text:style-name="P37">Il peut être difficile de s’impliquer dans un travail si vous n’êtes pas prêts ou si vous n’êtes pas dans le bon état d’esprit. Cela est particulièrement vrai si le sujet porte sur quelque chose que vous appréciez moins.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section>
      <text:section text:style-name="Sect2" text:name="Section5">
        <text:p text:style-name="P50">4. Soyez organisé</text:p>
        <text:p text:style-name="P8"><draw:custom-shape text:anchor-type="paragraph" draw:z-index="3"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37">L’organisation peut être quelque chose de difficile. Se souvenir des différentes dates pour rendre les devoirs, se souvenir de tout ce qu’il y a à faire pour chaque cours, ce qu’il faut apporter dans le cartable, retenir ce tout cela est bien plus facile à dire qu’à faire. Être organisé est important, spécialement au collège. Cela vous évite de perdre du temps à chercher vos affaires. Cela réduit également l’anxiété générée par ce que vous aurez oublié de faire.</text:p>
        <text:p text:style-name="P5"/>
        <text:p text:style-name="P37">Voici quelques conseils pour rester organisé :</text:p>
        <text:p text:style-name="P15"/>
        <text:p text:style-name="Heading_20_2">Au début de l’année</text:p>
        <text:p text:style-name="P15"/>
      </text:section>
      <text:section text:style-name="Sect1" text:name="Section6">
        <text:p text:style-name="P40">Utilisez un code couleur</text:p>
        <text:p text:style-name="P43">Lorsque vous êtes devant un casier plein de livres et d'affaires, il peut être difficile de savoir</text:p>
        <text:p text:style-name="P43">ce dont vous avez besoin. Cela est d'autant plus difficile lorsque l'endroit est plein de monde et que vous êtes pressé. Quand vous recevez votre emploi du temps, pourquoi ne pas le colorier. Coloriez chaque matière d'une couleur différente qui correspond aux couleur des affaires à apporter dans cette matière. Par exemple les mathématiques peuvent être coloriés en bleu sur votre emploi du temps. Vous ajoutez également une étiquette bleue sur votre livre de maths, votre cahier, votre équipement de géométrie. Pour finir, comptez combien d'affaires vous avez dans chaque matière et ajoutez ce nombre sur votre emploi du temps. Par exemple pour les maths, vous pouvez avoir 3 affaires. Maintenant quand vous êtes devant votre casier, vous savez que vous avez maths, que les maths sont bleus et qu'il y a 3 affaires avec une étiquette bleue à trouver.</text:p>
        <text:p text:style-name="P16"/>
        <text:p text:style-name="P40">Rangez</text:p>
        <text:p text:style-name="P43">Quand nous sommes dans l'habitude de la classe, ou que nous avons fini nos devoirs, il peut être tentant de juste laisser les notes de cours dans notre cartable plutôt que de les ranger dans un dossier. Cela semble une bonne idée sur le même mais elles finissent par s'entasser au fond du sac et nous ne retrouvons rien du tout. Nous avons un tas de papier avec des informations utiles mais qui ne servent à rien car il faudrait plusieurs heures pour les classer. Les professeurs sont aussi ennuyés par cela à cause du coût et du temps nécessaire pour réaliser les photocopies. En classant les cours au fur et à mesure dans des dossiers, les choses deviennent plus facile pour réviser avant les examens de la fin de l'année.</text:p>
        <text:p text:style-name="P43">Demander pour les temps d'accès aux casiers Trouvez-vous difficile d'utiliser votre casier quand il y a beaucoup de monde et de bruit autour ? Trouvez-vous difficile d'avoir un casier se trouvant trop bas ? Si tel est le cas, mentionnez le à vos parents et à vos professeurs au début de l'année. Peut être qu'ils peuvent vous autoriser à accéder aux casiers en dehors des horaires habituelles ? Rester organisé est déjà assez difficile. Il n'y a pas besoin de se rajouter des difficultés supplémentaires.</text:p>
        <text:p text:style-name="P16"/>
        <text:p text:style-name="P40">Utilisez une checklist</text:p>
        <text:p text:style-name="P15"><text:span text:style-name="T3">Quand vous apportez vos affaires à la maison pour faire vos devoirs ou pour réviser, il y a toujours un risque que les affaires ne retournent jamais à l'école. La </text:span><text:soft-page-break/><text:span text:style-name="T3">même chose est vraie pour ne pas oublier à l'école les affaires nécessaires aux devoirs. L'astuce est d'avoir une checklist afin de ne pas oublier d'affaires à rapporter à la maison et une checklist que vous consultez chaque matin pour ne pas oublier d'affaires qu'il faut apporter à l'école. À l'école, complétez la liste à chaque cours, lorsque l'enseignant donne les devoirs à faire. Quand vous arrivez à la maison, complétez la liste des affaires à ne pas oublier le matin. Ajoutez sur celle-ci que vous ne devez pas oublier vos clés, votre carte de cantine, de bus, ...</text:span></text:p>
        <text:p text:style-name="P43">N'oubliez pas de consulter la liste avant de partir de chez vous et de l'école. Assurez-vous que tout ce qui est noté sur la liste se trouve dans votre sac.</text:p>
        <text:p text:style-name="P16"/>
        <text:p text:style-name="P40">Utilisez un calendrier</text:p>
        <text:p text:style-name="P43">Les devoirs à rendre dans longtemps peuvent être stressants. <text:s/>Cela est encore plus stressant lorsque ces devoirs ne sont faits qu'à la dernière minute ou que vous oubliez la date limite et que le travail n'est pas fait à temps. Pour cette année, pourquoi ne pas utiliser un calendrier juste pour les dates de rendu ? Chaque fois que vous recevez du travail à rendre après le prochain cours, notez la date sur votre calendrier une fois rentré chez vous. Travaillez avec vos parents et vos professeurs pour vous organiser dans le travail et rendre le travail au jour voulu!</text:p>
        <text:p text:style-name="P16"/>
        <text:p text:style-name="P40">Demandez des affaires supplémentaires</text:p>
        <text:p text:style-name="P43">Vous avez peur d'oublier vos affaires de géométrie, votre trousse ? Avez-vous peur d'oublier vos livres à maison ? Pourquoi ne pas en parler à vos parents pour avoir plusieurs exemplaires des livres ou plusieurs affaires supplémentaires ? Vous pourrez en laisser un exemplaire à l'école et si vous oubliez vos affaires à la maison, vous aurez votre exemplaire de secours.</text:p>
        <text:p text:style-name="P16"/>
        <text:p text:style-name="P40">Parlez aux enseignants</text:p>
        <text:p text:style-name="P43">Si vous trouvez difficile de rester organisé, parlez-en à vos enseignants au début de l'année. Si vous n'êtes pas à l'aise pour en parler, vos parents peuvent peut être le faire pour vous. Si le problème est expliqué, vos enseignants seront plus compréhensifs et pourront avoir des idées sur les façons de vous améliorer.</text:p>
      </text:section>
      <text:section text:style-name="Sect2" text:name="Section7">
        <text:p text:style-name="P16"/>
        <text:p text:style-name="P56">Tout au long de l’année</text:p>
        <text:p text:style-name="P16"/>
      </text:section>
      <text:section text:style-name="Sect1" text:name="Section8">
        <text:p text:style-name="P40">Utilisez un agenda</text:p>
        <text:p text:style-name="P43">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text:p>
        <text:p text:style-name="P16"/>
        <text:p text:style-name="P40">Rangez votre sac et votre casier</text:p>
        <text:p text:style-name="P43">Les casiers et les sacs peuvent être remplis, en désordre et même sales. Au cours de l'année, il peut devenir difficile d'y trouver quelque chose et ils se transforment en « Caverne d'Alibaba ». Pour éviter cela, planifier des moments pour ranger votre casier et votre sac. Enlevez tout ce qui ne sert plus et rangez les correctement.</text:p>
        <text:p text:style-name="P16"/>
        <text:p text:style-name="P40">Testez plusieurs approches</text:p>
        <text:p text:style-name="P43">Testez plusieurs approches pour rester organiser. Une fois que vous avez trouvé une méthode qui fonctionne, vérifiez régulièrement qu'elle fonctionne toujours. Qu'en pense vos parents et vos enseignants ? Soyez prêts à travailler avec eux pour améliorer les choses. Certaines périodes de l'année peuvent être plus difficiles, par exemple pour les examens.</text:p>
        <text:p text:style-name="P43">Pendant ces périodes, vous devrez peut être prendre des mesures supplémentaires pour rester organisé.</text:p>
        <text:p text:style-name="P42"><text:soft-page-break/><text:span text:style-name="T6">Restez calme</text:span></text:p>
        <text:p text:style-name="P43">Quand vous êtes désorganisé, il est facile de se sentir perdu, stressé ou triste. Cependant, cela n'arrange pas la situation ! Au débi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text:p>
      </text:section>
      <text:section text:style-name="Sect2" text:name="Section9">
        <text:p text:style-name="P31"/>
        <text:p text:style-name="P32"><draw:custom-shape text:anchor-type="paragraph" draw:z-index="4"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text:span text:style-name="T1">5. Utilisez</text:span><text:bookmark-end text:name="__DdeLink__85_419265448"/><text:span text:style-name="T1"> les aides disponibles</text:span></text:p>
        <text:p text:style-name="P18"/>
        <text:p text:style-name="P18"/>
        <text:p text:style-name="P43">Parfois, obtenir de l’aide ou des adaptations peut être ennuyeux.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d’atteindre votre potentiel dans le système éducatif. Si l’on vous propose de l’aide, réfléchissez à deux fois avant de la refuser et si cela vous met mal à l’aise, discutez en avec vos parents et vos enseignants.</text:p>
        <text:p text:style-name="P16"/>
        <text:p text:style-name="P43">Quelques adaptations que les personnes avec autisme peuvent bénéficier :</text:p>
        <text:p text:style-name="P16"/>
      </text:section>
      <text:section text:style-name="Sect1" text:name="Section10">
        <text:p text:style-name="P40">Accompagnants des élèves en situation de Handicap (AESH) / Assistants de vie scolaire (AVS)</text:p>
        <text:p text:style-name="P43">Si vous trouvez une partie de la journée particulièrement difficile ou que vous avez besoin de quelqu’un qui vous aide, qui vous ré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16"/>
        <text:p text:style-name="P40">Prise de note sur ordinateur</text:p>
        <text:p text:style-name="P43">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16"/>
        <text:p text:style-name="P40">Adaptations pendant les examens/contrôles</text:p>
        <text:p text:style-name="P43">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16"/>
        <text:p text:style-name="P40">En dehors de l’école</text:p>
        <text:p text:style-name="P43">Vous pouvez bénéficie d’aides en dehors de l’école qui peuvent rendre celle-ci plus facilement gérable. L’aide fournie est différente pour tout le monde. Cela peut être des cours de sociabilisation, des groupes d’entraide, des cours de relaxation, … Vous pouvez en avoir marre d’y aller à certains moments, ou bien y aller vous fait sentir que vous êtes différents, mais si ces aides sont utiles, n’abandonnez-pas. Si vraiment cela est trop dur, parlez-en à vos parents.</text:p>
      </text:section>
      <text:section text:style-name="Sect2" text:name="Section11">
        <text:p text:style-name="P54"><draw:custom-shape text:anchor-type="paragraph" draw:z-index="5"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P18"/>
        <text:p text:style-name="P18"/>
        <text:p text:style-name="P43">À certains moments, l’école peut être un environnement stressant et il peut être difficile de comprendre ce que l’enseignant attend de vous, de comprendre ce qu’il dit, ou comment interagir avec lui. Il peut être également difficile d’interagir avec les autres élèves, avec leur personnalités et leur façon de communiquer. Voici quelques conseils pour communiquer avec les autres personnes de l’école. </text:p>
        <text:p text:style-name="P16"/>
        <text:p text:style-name="P56">Avec les enseignants / le personnel</text:p>
        <text:p text:style-name="P17"/>
      </text:section>
      <text:section text:style-name="Sect1" text:name="Section12">
        <text:p text:style-name="P26">Consignes</text:p>
        <text:p text:style-name="P20">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17"/>
        <text:p text:style-name="P26">Imprécisions</text:p>
        <text:p text:style-name="P20">Les humains ont tendance à être vagues/flous dans ce qu’ils disent ce qui peut être frustrant. Si vous avez une tâche à faire comme composer une rédaction, et que l’on ne vous a pas donné toutes les « règles » comme la longueur attendue, de quoi cela doit parler, il est difficile de savoir par où commencer. Si votre enseignant vous donne une instruction que vous trouvez difficile car celle-ci est incomplète ou peu claire, demandez-lui de préciser ce qui est attendu.</text:p>
        <text:p text:style-name="P17"/>
        <text:p text:style-name="P26">Expressions</text:p>
        <text:p text:style-name="P20">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17"/>
        <text:p text:style-name="P26">Humour</text:p>
        <text:p text:style-name="P20">Tout le monde a un sens de l’humour différent et nous nous sentons certaines fois tous confus ou insultés, si nous ne comprenons pas qu’une autre personne fait une blague ou que nous ne voyons pas le fu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est que si c’est une blague, ce qu’il dit n’a pas pour but de vous offenser.</text:p>
        <text:p text:style-name="P17"/>
        <text:p text:style-name="P26">Atmosphère/Ambiance</text:p>
        <text:p text:style-name="P15"><text:span text:style-name="T4">L’atmosphère, l’ambiance est quelque chose de difficile à expliquer. Il y a des fois ou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text:span><text:soft-page-break/><text:span text:style-name="T4">« négative », cela modifie la façon dont les gens communiquent. Ils sont plus irritables, plus pressés et moins ouverts pour répondre aux questions ou vous aider. Si tout le monde est en train d’étudier calmement, ou est sur le point de partir quelque part, ce n’est peut être pas le moment idéal pour poser une question. Demandez à vos enseignants des exemples particuliers de ceci et quand cela arrive, essayez de ressentir l’ambiance. Les êtres humains sont changeants et souvent de façon imprévue, mais si vous connaissez quelques scénarios avec les comportements adaptés pour ceux-ci,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 Nous sommes tous comme ça parfois !</text:span></text:p>
        <text:p text:style-name="P17"/>
        <text:p text:style-name="P26">Écoute</text:p>
        <text:p text:style-name="P20">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17"/>
        <text:p text:style-name="P26">Attendre son tour pour parler</text:p>
        <text:p text:style-name="P20">Quand nous sommes dans une grande pièce pleine de monde, il est important de garder <text:s/>une organisation dans la discussio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text:s/>se retenir de parler, mais vraiment, essayez de vous entraîner à toujours attendre votre tour pour parler. Les gens vous écouterons avec plus d’attention et ils ne seront pas ennuyés lorsque vous parlez.</text:p>
        <text:p text:style-name="P17"/>
        <text:p text:style-name="P26">Soyez direct</text:p>
        <text:p text:style-name="P20">Être direct est une grande compétence – si les gens étaient plus directs, il y aurait beaucoup moins de communication « pour ne rien dire » et les instructions seraient plus claires.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P20"/>
        <text:p text:style-name="P26">Gardez votre calme.</text:p>
        <text:p text:style-name="P20">Parfois, la communication est difficile, vous n’arrivez pas à exprimer ce que vous souhaitez dire ou vous n’êtes pas compris correctement. Cela est un problème de communication. Si vous vous mettez en colère ou que vous vous fâchez, cela ne fait qu’empirer la situation. Les gens ne savent alors même pas pourquoi vous êtes en colère et vous ne savez pas pourquoi il ne comprennent pas. Quand cela arrive, prenez une grande respiration ou allez faire un tour et revenez quand vous êtes plus calme.</text:p>
      </text:section>
      <text:section text:style-name="Sect2" text:name="Section13">
        <text:p text:style-name="P57">Avec les autres élèves / étudiants</text:p>
        <text:p text:style-name="P6"/>
      </text:section>
      <text:section text:style-name="Sect1" text:name="Section14">
        <text:p text:style-name="P13">Attendre son tour pour parler</text:p>
        <text:p text:style-name="P2"><text:span text:style-name="T4">Quand vous parlez aux autres élèves, il est important de ne pas parler en même </text:span><text:soft-page-break/><text:span text:style-name="T4">temps que les autres et d’attendre votre tour pour parler. Cela garantie que tout le monde puisse être entendu !</text:span></text:p>
        <text:p text:style-name="P7"/>
        <text:p text:style-name="P13">Conversation</text:p>
        <text:p text:style-name="P11">Nous parlons tous les choses qui nous intéressent. Cependant il est important quand les autres parlent de montrer un intérêt sur ce qu’ils disent et sur ce qui les intéressent. Cela vous permet de découvrir de nouvelles choses tout en montrant du respect. De cette façon, les autres élèves seront plus courtois avec vous.</text:p>
        <text:p text:style-name="P7"/>
        <text:p text:style-name="P13">Socialisation</text:p>
        <text:p text:style-name="P11">Parfois, nous avons des informations personnelles ou privées que l’on aimerait partager mais cela peut mettre mal à l’aise les autres personnes. Éviter de partager ce type d’informations qui doivent rester privées avec des gens qui ne sont pas des amis très proches. Une autre chose importante est que l’honnêteté est très importante mais que parfois il vaut mieux ne pas partager son avis. Par exemple si un élève vous demande si vous aimez ses nouveaux vêtements, cela peut l’offenser si vous dites « Non ». De même si vous avez une opinion différente des autres, il peut être parfois judicieux de ne pas la donner.</text:p>
        <text:p text:style-name="P7"/>
        <text:p text:style-name="P13">Langue</text:p>
        <text:p text:style-name="P11">Comme notre conseil lorsque vous parlez au professeur, s’il y a des mots ou des phrases que vous ne comprenez pas, demandez une explication. Si c’est quelque chose qui génère de grandes réactions ou une blague, ou quelque chose de vulgaire que tout le monde connaît sauf vous, il peut être intéressant de demander la signification non pas sur le moment mais plus tard. Vous pouvez également demander la signification à vos parents.</text:p>
        <text:p text:style-name="P7"/>
        <text:p text:style-name="P13">Surcharge</text:p>
        <text:p text:style-name="P11">Si les gens vous posent trop de questions ou que vous avez besoin de place autour de vous, expliquez leurs que vous n’aimez pas recevoir trop de questions simultanément ou que vous avez besoin d’espace. Excusez-vous et faites une pause.</text:p>
        <text:p text:style-name="P7"/>
        <text:p text:style-name="P13">Soyez vous-même</text:p>
        <text:p text:style-name="P11">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section>
      <text:section text:style-name="Sect2" text:name="Section15">
        <text:p text:style-name="P53"/>
        <text:p text:style-name="P49">7. Socialisation</text:p>
        <text:p text:style-name="P9"><draw:custom-shape text:anchor-type="paragraph" draw:z-index="6"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1">En tant que personne avec autisme, vous connaissez les problèmes et les difficultés causées par la socialisation. Pour chaque personne avec autisme, les difficultés de socialisation sont différentes mais le fait est que beaucoup de personnes avec autisme aimeraient socialiser. En retour, vous trouvez beaucoup de gens qui seraient fiers de vous avoir dans leurs amis !</text:p>
        <text:p text:style-name="P11">La socialisation est complexe pour tous les adolescents. Quand les enfants grandissent, ils passent leur temps libre avec leurs amis et moins avec leur famille. Ils essaient de développer une identité au sein d’un groupe d’amis qui les représente. L’adolescence est pleine de conflits mais elle permet 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 et ce qu’ils pensent d’eux.</text:p>
        <text:p text:style-name="P7"/>
      </text:section>
      <text:section text:style-name="Sect1" text:name="Section16">
        <text:p text:style-name="P13">N’essayez pas de devenir ou d’être quelqu’un que vous n’êtes pas</text:p>
        <text:p text:style-name="P11">Quand nous nous sentons vraiment différent ou seul ou que nous voulons être aimé et accepté, il est très facile d’essayer d’être comme tout le monde,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comportement négatifs qui créés une barrière à l’amitié. Cherchez des amis qui vous acceptent tel que vous êtes. S’ils ne vous aiment pas pour ce que vous êtes, laissez les. Soyez-fier de qui vous êtes !</text:p>
        <text:p text:style-name="P11"/>
        <text:p text:style-name="P13">Impliquez vous dans les clubs et les associations</text:p>
        <text:p text:style-name="P11">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p>
        <text:p text:style-name="P11"/>
        <text:p text:style-name="P13">N’aillez pas peur</text:p>
        <text:p text:style-name="P11">Si vous êtes invité à un événement social ou une activité, cela peut être effrayant. Vous pouvez devenir anxieux à propos de tout ce qui pourrait se passer ou mal tourner. Ne laissez pas ces pensées vous envahir. Essayez de prendre sur vous pour y aller. Si cela se passe mal, vous pourrez toujours revenir chez vous. Vous pourrez réessayer une autre fois. Y aller permet de construire les fondations qui vous donneront d’autres opportunités. Vous pouvez également organiser quelque chose vous-même pour une occasion particulière !</text:p>
        <text:p text:style-name="P11"/>
        <text:p text:style-name="P13">Soyez organisé dans vos conversations</text:p>
        <text:p text:style-name="P2"><text:span text:style-name="T4">Assurez-vous de montrer un intérêt dans ce que les autres personnes racontent et de ne pas parler uniquement de vos centres d’intérêts. Si vous montrez un intérêt dans ce que les autres racontent, ils seront plus enclins à s’intéresser aux mêmes choses que vous. Aussi, regardez au-delà de vos intérêts, tout le monde a besoin d’équilibre. Il est important de s’intéresser à d’autres choses et de parler d’autres choses que vos intérêts. Cela vous </text:span><text:soft-page-break/><text:span text:style-name="T4">permet d’apprendre de nouvelles choses et de faire de nouvelles activités qui pourraient vous intéresser.</text:span></text:p>
        <text:p text:style-name="P11"/>
        <text:p text:style-name="P13">Socialisation</text:p>
        <text:p text:style-name="P11">Quand vous parlez avec les gens, faites attention à ne pas dire des choses inappropriées (parfois les personnes avec autisme disent les choses telles qu’elles sont). Ne dites pas non plus des choses trop personnelles et ne posez pas de questions sur ce type de choses. Ne critiquez pas non plus les autres personnes.</text:p>
        <text:p text:style-name="P11">Finalement, ne paniquez pas si quelqu’un donne des informations fausses – le mieux est de laisser passer, certaines personnes s’en contentent et peuvent être embarrassées ou ennuyées si vous les corriger.</text:p>
        <text:p text:style-name="P11"/>
        <text:p text:style-name="P13">Comprendre les différents niveaux d’amitié</text:p>
        <text:p text:style-name="P11">L’amitié est un processus graduel et vous pouvez avoir plusieurs types d’amis. Un ami que vous rencontrez une fois par semaine, un ami que vous ne voyez que dans certains événements ou activités et un ami très proche que vous voyez chaque jour. N’attendez pas de devenir le meilleur amis de tout le monde et ne sollicitez pas les trop gens. Au lieu de cela, pourquoi ne pas prévenir les gens de quand vous souhaitez les rencontrer pour la prochaine fois. Au cours du temps vous vous rapprocherez des gens et commencerez à voir plus souvent certaines personnes que d’autres.</text:p>
        <text:p text:style-name="P11"/>
        <text:p text:style-name="P13">Ne paniquez pas !</text:p>
        <text:p text:style-name="P11">Les conseils ci-dessus sont juste des exemples de ce qu’il peut être utile de garder à l’esprit mais tout le monde a des difficultés différentes car toutes les personnes avec autisme sont différentes. Soyez heureux et soyez vous 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2" text:name="Section17">
        <text:p text:style-name="P10"/>
        <text:p text:style-name="P51"><draw:custom-shape text:anchor-type="paragraph" draw:z-index="7"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12"/>
        <text:p text:style-name="P12"/>
        <text:p text:style-name="P11">C’est la question que beaucoup de personnes avec autisme se posent. Dois-je garder cette information pour moi ou dois-je le dire aux autres gens ?</text:p>
        <text:p text:style-name="P11">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1"/>
        <text:p text:style-name="P11">Premièrement, il est important de savoir que vous n’avez pas besoin de vous expliquer à qui que ce soit. Vous êtes qui vous êtes et vous devriez être fier de cela. Il n’y a pas d’obligation de dire à qui que ce soit que vous êtes autiste.</text:p>
        <text:p text:style-name="P11"/>
        <text:p text:style-name="P11">Cependant vous pouvez décider de le dire pour plusieurs raisons :</text:p>
        <text:p text:style-name="P11"/>
        <text:list xml:id="list2172053676" text:style-name="WWNum1">
          <text:list-item>
            <text:p text:style-name="P39">Vous vous sentez incompris et les gens pourraient vous comprendre mieux s’ils savaient pourquoi vous vous comportez ainsi ;</text:p>
          </text:list-item>
          <text:list-item>
            <text:p text:style-name="P39">Vous voulez accéder à certains services d’aide ;</text:p>
          </text:list-item>
          <text:list-item>
            <text:p text:style-name="P39">Vous pensez que vous avez essayé de cacher vos difficultés pendant trop longtemps et le dire vous permet de vous sentir plus apaisé ;</text:p>
          </text:list-item>
          <text:list-item>
            <text:p text:style-name="P39">Vous voulez que les gens comprennent ce qu’est l’autisme et vous souhaitez partager vos expériences ;</text:p>
          </text:list-item>
        </text:list>
        <text:p text:style-name="P11"/>
        <text:p text:style-name="P11">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1"/>
        <text:p text:style-name="P11">Il y a certainement beaucoup d’avantages à annoncer votre handicap. Cela inclut :</text:p>
        <text:p text:style-name="P11"/>
        <text:p text:style-name="P13">Accéder aux aides</text:p>
        <text:p text:style-name="P11">Si vous êtes franc sur le fait que vous êtes affecté par l’autisme, il est beaucoup plus facile d’expliquer aux autres vos besoins et vos difficultés. Vous pouvez parfois être surpris comment les gens sont prêts à vous aider simplement en leur disant ce que vous trouvez difficile.</text:p>
        <text:p text:style-name="P11"/>
        <text:p text:style-name="P13">Se sentir plus confiant</text:p>
        <text:p text:style-name="P11">Certaines personnes ont peur que les autres découvrent leur autisme. Ils essaient de se cacher derrière un masque. Ce n’est ni drôle ni sain de faire cela. Pourquoi ne voulez-vous pas être vous-même ?</text:p>
        <text:p text:style-name="P11"><text:soft-page-break/></text:p>
        <text:p text:style-name="P13">Se sentir mieux compris</text:p>
        <text:p text:style-name="P11">L’autisme est un handicap invisible et les personnes concernées se sentent souvent frustrées que personne ne comprennent comment elles agissent. Parce que les autres ne savent pas, ils vous trouvent bizarre, difficiles. Dire aux gens que vous êtes affectés par autisme peut vous aider à être mieux compris.</text:p>
        <text:p text:style-name="P11"/>
        <text:p text:style-name="P13">Aider les autres</text:p>
        <text:p text:style-name="P11">Parler ouvertement de l’autisme peut aider d’autres personnes qui ne sont pas capables d’en parler pour eux mêmes.</text:p>
        <text:p text:style-name="P11"/>
        <text:p text:style-name="P11">Maintenant, quels sont les inconvénients ?</text:p>
        <text:p text:style-name="P11"/>
        <text:p text:style-name="P11">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1"/>
        <text:p text:style-name="P13">Ne pas être content</text:p>
        <text:p text:style-name="P11">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1"/>
        <text:p text:style-name="P13">Les personnes qui ne comprennent pas l’autisme</text:p>
        <text:p text:style-name="P11">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vec autisme. Nous travaillons à corriger ce point.</text:p>
        <text:p text:style-name="P11"/>
        <text:p text:style-name="P11">Voici donc les raisons qui peuvent vous aider à choisir d’annoncer ou non votre autisme.</text:p>
        <text:p text:style-name="P11">Nous estimons que les personnes avec autisme devraient être vues comme des personnes aussi normales que possibles. Nous pensons que les personnes avec autisme ne devraient jamais avoir honte, ne devraient jamais être embarrassées et ne devraient jamais à expliquer leur comportement juste parce qu’elles sont affectées par l’autisme.</text:p>
        <text:p text:style-name="P20">Cependant de temps en temps, l’annoncer est utile non seulement pour vous mais pour les autres aussi.</text:p>
        <text:p text:style-name="P51"><draw:custom-shape text:anchor-type="paragraph" draw:z-index="8"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21"/>
        <text:p text:style-name="P21"/>
        <text:p text:style-name="P20">Les devoirs, le sujet redouté.</text:p>
        <text:p text:style-name="P20">Les cours peuvent être difficiles. S’y remettre en rentrant à la maison n’est pas une quelque chose que l’on a envie de faire spontanément ! Rester concentré peut être difficile et il faut trouver le bon endroit pour rester focalisé sur la tâche à faire. Cependant de bonnes stratégies permettent de faire face à la charge de travail.</text:p>
        <text:p text:style-name="P20"/>
        <text:p text:style-name="P20">Voici quelques conseils pour rendre le travail moins horrible :</text:p>
        <text:p text:style-name="P20"/>
        <text:section text:style-name="Sect3" text:name="Section19">
          <text:p text:style-name="P26">Créez une routine</text:p>
          <text:p text:style-name="P20">La règle pour faire les devoirs est de trouver le moment après l’école où vous êtes le plus à même de vous concentrer et de travailler. Faites la même choses tous les jours avec des pauses dont vous aurez planifié la durée en avance. Bien sûr, cela peut varier de temps en temps mais vous devez être discipliné pour faire vos devoirs et ne pas les faire au hasard en faisant autre chose en même temps.</text:p>
          <text:p text:style-name="P20"/>
          <text:p text:style-name="P26">Trouvez le lieu idéal</text:p>
          <text:p text:style-name="P20">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20"/>
          <text:p text:style-name="P26">Priorisez</text:p>
          <text:p text:style-name="P20">Au collège et au lycée, il y a toujours du travail à faire. Cependant, vous devez identifier ce qui est à faire chaque jour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20"/>
          <text:p text:style-name="P26">N’aillez pas peur de poser des questions</text:p>
          <text:p text:style-name="P20">Vous ne pouvez pas terminer un travail si vous ne comprenez pas ce que vous devez faire. Si vous ne savez pas ce que l’enseignant attend de vous, n’hésitez pas à lui poser la question. Vous pouvez aller le voir après la classe. Il est préférable de demander que de dire que nous n’avons pas fait le travail au moment où celui-ci doit être rendu.</text:p>
          <text:p text:style-name="P20"/>
          <text:p text:style-name="P26">Essayez, Essayez et Réessayez</text:p>
          <text:p text:style-name="P20">La raison pour laquelle vous êtes à l’école est pour apprendre et vous n’aurez pas toujours la bonne réponse aux execercices du premier coup.</text:p>
          <text:p text:style-name="P20">Parfois, les étudiants peuvent devenir très frustré s’ils ne trouvent pas la réponse attendue. D’autres fois, les gens n’osent même pas écrire une réponse sur leur feuille de peur que celle-ci soit fausse. La chose la plus importante est d’essayer de répondre aux question. Pour les devoirs particulièrement, vous devez vraiment essayer de répondre aux questions. Si cela est vraiment très difficile, essayez et montrer votre raisonnement à votre enseignant avant la date à laquelle il faut rendre le travail (essayez de le voir à la fin d’un cours). Il pourra essayer de vous réexpliquer.</text:p>
          <text:p text:style-name="P20"><text:soft-page-break/></text:p>
          <text:p text:style-name="P26">Échéances</text:p>
          <text:p text:style-name="P20">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20"/>
          <text:p text:style-name="P26">Concentration</text:p>
          <text:p text:style-name="P20">Rester concentré sur un travail, après une longue journée d’école peut être vraiment difficile. Vous pouvez avoir votre esprit qui réfléchit à autre chose, vous pouvez jouer avec des objets, etc. Si vous avez vraiment du mal à vous concentrer, faites une pause et allez faire un tour. Revenez plus tard faire vos devoirs. Parlez-en à vos parents et à vos enseignants pour avoir un environnement sans distraction. Vous pouvez également n’avoir que de petites périodes de concentration. Dans ce cas, profitez pleinement de ces périodes productives. Fixez-vous des objectifs : à quelles questions devez vous répondre avant de prendre une pause. Certains jours, la concentration peut être vraiment faible, dans ce cas ne stressez pas car le stress réduit encore plus la concentration. Si vraiment la concentration est un problème, parlez-en au enseignants en début d’année pour qu’ils soient compréhensifs les jours où vous êtes moins productifs.</text:p>
          <text:p text:style-name="P20"/>
          <text:p text:style-name="P26">Présentation / <text:span text:style-name="T5">Propreté</text:span></text:p>
          <text:p text:style-name="P20">La présentation du travail peut être difficile mais c’est quelque chose d’essentiel. Un travail bien écrit, sans rature fait une meilleur impression qu’un travail parfait mais mal présenté. Faites attention à garder votre travail propre. Utilisez votre plus belle écriture (ou si vous écrivez au clavier, utilisez une belle police). Les compétences de présentation sont très importantes dans la vie, au-delà de l’école.</text:p>
        </text:section>
        <text:p text:style-name="P20"/>
        <text:p text:style-name="P20"/>
        <text:p text:style-name="P51">10. Examems</text:p>
        <text:p text:style-name="P21"/>
        <text:p text:style-name="P21"/>
        <text:p text:style-name="P19"><draw:custom-shape text:anchor-type="paragraph" draw:z-index="9"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ersonne n’aime les contrôles et beaucoup de gens les trouve difficiles. Finalement peu de personnes montrent leur réel talent et leurs réelles compétences dans de telles conditions de stress.</text:p>
        <text:p text:style-name="P19"/>
        <text:p text:style-name="P19">Pour les personnes avec autisme, les examens peuvent poser des difficultés supplémentaires comme :</text:p>
        <text:p text:style-name="P19"/>
        <text:p text:style-name="P27">Concentration</text:p>
        <text:p text:style-name="P19">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19"/>
        <text:p text:style-name="P27">Rester assis</text:p>
        <text:p text:style-name="P19">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19"/>
        <text:p text:style-name="P27">Anxiété</text:p>
        <text:p text:style-name="P19">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text:p>
        <text:p text:style-name="P19"/>
        <text:p text:style-name="P27">Composer</text:p>
        <text:p text:style-name="P19">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19"/>
        <text:p text:style-name="P27">Communication</text:p>
        <text:p text:style-name="P19">Il peut être difficile d’articuler votre pensée et vos connaissances d’une façon compréhensible. De même, certaines questions peuvent être difficiles à comprendre.</text:p>
        <text:p text:style-name="P19"/>
        <text:p text:style-name="P19">Si vous avez des problème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19"><text:soft-page-break/></text:p>
        <text:p text:style-name="P27">Un aménagement raisonnable</text:p>
        <text:p text:style-name="P19">C’est une aide disponible pour les examens officiels. Les étudiants avec des difficultés spécifiques d’apprentissage ou des besoins spéciaux peuvent bénéficier d’une gamme raisonnable d’aménagements qui leur rendent les examens plus accessibles.</text:p>
        <text:p text:style-name="P19"/>
        <text:p text:style-name="P27">Travaillez dans une salle isolée</text:p>
        <text:p text:style-name="P19">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19"/>
        <text:p text:style-name="P27">Bénéficiez d’un tiers temps</text:p>
        <text:p text:style-name="P19">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9"/>
        <text:p text:style-name="P27">Utilisez une stratégie</text:p>
        <text:p text:style-name="P19">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19"/>
        <text:p text:style-name="P14"/>
        <text:p text:style-name="P51">11 Stress et anxiété.</text:p>
        <text:p text:style-name="P23"/>
        <text:p text:style-name="P23"/>
        <text:p text:style-name="P14"><draw:custom-shape text:anchor-type="paragraph" draw:z-index="10"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 stress est un processus naturel. Tout le monde est stressé à un moment donné dans <text:s/>sa vie. Le stress est la réaction de votre corps qui essaie de faire face à trop de choses à la fois et qu a besoin de repos.</text:p>
        <text:p text:style-name="P14"/>
        <text:p text:style-name="P27">Signes du stress</text:p>
        <text:p text:style-name="P14"/>
        <text:list xml:id="list2547479958" text:style-name="WWNum2">
          <text:list-item>
            <text:p text:style-name="P46">Respirer rapidement ;</text:p>
          </text:list-item>
          <text:list-item>
            <text:p text:style-name="P46">Bouche sèche ;</text:p>
          </text:list-item>
          <text:list-item>
            <text:p text:style-name="P46">Mains moites ;</text:p>
          </text:list-item>
          <text:list-item>
            <text:p text:style-name="P46">Brulures dans l’estomac ;</text:p>
          </text:list-item>
          <text:list-item>
            <text:p text:style-name="P46">Battements très rapides du cœur ;</text:p>
          </text:list-item>
          <text:list-item>
            <text:p text:style-name="P46">Avoir le sentiment que vous devez quitter la classe en courant.</text:p>
          </text:list-item>
        </text:list>
        <text:p text:style-name="P14"/>
        <text:p text:style-name="P14">Vous pouvez avoir plusieurs de ces symptômes. Généralement ils disparaissent après quelques minutes de repos.</text:p>
        <text:p text:style-name="P14"/>
        <text:p text:style-name="P27">Ce qui génère le stress</text:p>
        <text:p text:style-name="P14">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14"/>
        <text:p text:style-name="P27">Comment réduire le stress ?</text:p>
        <text:p text:style-name="P14">Différentes techniques fonctionnent pour différentes personnes. Voici quelques exemples de ce que vous pouvez faire pour réduire le stress.</text:p>
        <text:p text:style-name="P14"/>
        <text:list xml:id="list2357548157" text:style-name="WWNum3">
          <text:list-item>
            <text:p text:style-name="P47">Faire une pause ;</text:p>
          </text:list-item>
          <text:list-item>
            <text:p text:style-name="P47">Quitter la pièce quelques minutes ;</text:p>
          </text:list-item>
          <text:list-item>
            <text:p text:style-name="P47">Aller faire un tour dehors ;</text:p>
          </text:list-item>
          <text:list-item>
            <text:p text:style-name="P47">S’asseoir et respirer lentement et profondément ;</text:p>
          </text:list-item>
          <text:list-item>
            <text:p text:style-name="P47"><text:soft-page-break/>Aller dans une pièce calme.</text:p>
          </text:list-item>
        </text:list>
        <text:p text:style-name="P14">La chose la plus importante à se souvenir est que vous n’êtes pas seul à être stressé mais le stress affecte chacun de nous différement.</text:p>
        <text:p text:style-name="P14"/>
        <text:p text:style-name="P27">Identifiez ce qui vous stresse</text:p>
        <text:p text:style-name="P14">Pensez à cette question et écrivez vos réponses.</text:p>
        <text:p text:style-name="P14"/>
        <text:p text:style-name="P28">Pensez aux moments de la journées / événements où vous êtes stressé.</text:p>
        <text:p text:style-name="P14">Par exemple : Aller dans de nouveaux lieux, rencontrer de nouvelles personnes, à la pause déjeuner, dans une matière particulière…</text:p>
        <text:p text:style-name="P14"/>
        <text:p text:style-name="P22">Que vous arrive-t-il à ce moment là ?</text:p>
        <text:p text:style-name="P14">Par exemple: Votre cœur bat vite, vous avez mal à la tête, etc.</text:p>
        <text:p text:style-name="P14"/>
        <text:p text:style-name="P22">Que ressentez-vous ?</text:p>
        <text:p text:style-name="P14">Par exemple: Vous êtes paniqué, énervé, etc.</text:p>
        <text:p text:style-name="P14"/>
        <text:p text:style-name="P27">Identifiez ce qui vous calme</text:p>
        <text:p text:style-name="P14"/>
        <text:p text:style-name="P22">Pensez aux choses qui vous calment, vous détendent</text:p>
        <text:p text:style-name="P14">Par exemple: être dans une pièce au calme, écouter de la musique, lire, faire du sport</text:p>
        <text:p text:style-name="P14"/>
        <text:p text:style-name="P22">Que ressentez-vous ?</text:p>
        <text:p text:style-name="P14">Par exemple : vous êtes content, confiant, etc.</text:p>
        <text:p text:style-name="P14"/>
        <text:p text:style-name="P14">Une fois que vous êtes conscient de ce qui vous stresse, vous êtes mieux préparer pour y afaire face.</text:p>
        <text:p text:style-name="P14"/>
        <text:list xml:id="list1727297639" text:style-name="WWNum4">
          <text:list-item>
            <text:p text:style-name="P48">Pratiquez la relaxation régulièrement et apprenez à vous détendre ;</text:p>
          </text:list-item>
          <text:list-item>
            <text:p text:style-name="P48">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48">Parlez à vos parents et à vos enseignants afin qu’il vous aide à gérer votre stress.</text:p>
          </text:list-item>
        </text:list>
        <text:p text:style-name="P14"/>
        <text:p text:style-name="P14">Si vous êtes stressé et que vous n’êtes pas capable d’y faire face, vous pouvez également en parler à votre médecin.</text:p>
        <text:p text:style-name="P14"/>
        <text:p text:style-name="P51"><draw:custom-shape text:anchor-type="paragraph" draw:z-index="11" draw:name="Shape1" draw:style-name="gr1" draw:text-style-name="P5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P24"/>
        <text:p text:style-name="P24"/>
        <text:p text:style-name="P14">Que faire si la journée tourne mal, que les choses deviennent confuses ?</text:p>
        <text:p text:style-name="P14">Que dois-je faire ? À qui dois-je en parler ? Il est important d’avoir prévu tout cela en avance. Ne paniquez pas, suivez les étapes que vous avez défini en avance avec vos parents et vos enseignants.</text:p>
        <text:p text:style-name="P25"/>
        <table:table table:name="Table1" table:style-name="Table1">
          <table:table-column table:style-name="Table1.A"/>
          <table:table-column table:style-name="Table1.B" table:number-columns-repeated="2"/>
          <table:table-row table:style-name="Table1.1">
            <table:table-cell table:style-name="Table1.A1" office:value-type="string">
              <text:p text:style-name="P55">Que peut-il arriver ?</text:p>
            </table:table-cell>
            <table:table-cell table:style-name="Table1.A1" office:value-type="string">
              <text:p text:style-name="P55">Que dois-je faire.</text:p>
            </table:table-cell>
            <table:table-cell table:style-name="Table1.C1" office:value-type="string">
              <text:p text:style-name="P55">Que mes enseignants doivent-ils faire ?</text:p>
            </table:table-cell>
          </table:table-row>
          <table:table-row table:style-name="Table1.1">
            <table:table-cell table:style-name="Table1.A1"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Table1.A1" office:value-type="string">
              <text:p text:style-name="P29"/>
            </table:table-cell>
            <table:table-cell table:style-name="Table1.C1" office:value-type="string">
              <text:p text:style-name="P29"/>
            </table:table-cell>
          </table:table-row>
        </table:table>
        <text:p text:style-name="P25"/>
      </text:section>
      <text:section text:style-name="Sect2" text:name="Section18">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Gotham Bold1" svg:font-family="'Gotham Bold'" style:font-pitch="variable"/>
    <style:font-face style:name="Arial" svg:font-family="Arial" style:font-family-generic="roman" style:font-pitch="variable"/>
    <style:font-face style:name="Gotham Bold"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text-align="start" style:justify-single-word="false" style:writing-mode="lr-tb"/>
      <style:text-properties style:font-name="Lato" fo:font-family="Lato" style:font-family-generic="swiss" style:font-pitch="variable"/>
    </style:style>
    <style:style style:name="Heading_20_2" style:display-name="Heading 2" style:family="paragraph" style:parent-style-name="Heading" style:default-outline-level="" style:class="text">
      <style:paragraph-properties fo:text-align="justify" style:justify-single-word="false" style:writing-mode="lr-tb"/>
      <style:text-properties style:font-name="Lato" fo:font-family="Lato" style:font-family-generic="swiss" style:font-pitch="variable" fo:font-size="12pt"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04T21:53:12.550674365</dc:date>
    <meta:editing-cycles>126</meta:editing-cycles>
    <meta:editing-duration>PT16H33M27S</meta:editing-duration>
    <meta:generator>LibreOffice/5.3.4.2$Linux_X86_64 LibreOffice_project/30m0$Build-2</meta:generator>
    <meta:document-statistic meta:table-count="1" meta:image-count="0" meta:object-count="0" meta:page-count="24" meta:paragraph-count="267" meta:word-count="8424" meta:character-count="50461" meta:non-whitespace-character-count="42311"/>
  </office:meta>
</office:document-meta>
</file>